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0mm" svg:y="45.68mm">
            <loext:p draw:notify-on-update-of-ranges="2I013.A2:2I013.A9 2I013.B1:2I013.B1 2I013.B2:2I013.B9 2I013.C1:2I013.C1 2I013.C2:2I013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2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table:formula="of:=1.5+3+1+2+3" office:value-type="float" office:value="10.5" calcext:value-type="float">
            <text:p>10,50</text:p>
          </table:table-cell>
          <table:table-cell table:style-name="ce1" table:formula="of:=[.B2]" office:value-type="float" office:value="10.5" calcext:value-type="float">
            <text:p>10,50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([.$B$2]/7)" office:value-type="float" office:value="9" calcext:value-type="float">
            <text:p>9,00</text:p>
          </table:table-cell>
          <table:table-cell/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([.$B$2]/7)" office:value-type="float" office:value="7.5" calcext:value-type="float">
            <text:p>7,50</text:p>
          </table:table-cell>
          <table:table-cell/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([.$B$2]/7)" office:value-type="float" office:value="6" calcext:value-type="float">
            <text:p>6,00</text:p>
          </table:table-cell>
          <table:table-cell/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([.$B$2]/7)" office:value-type="float" office:value="4.5" calcext:value-type="float">
            <text:p>4,50</text:p>
          </table:table-cell>
          <table:table-cell/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([.$B$2]/7)" office:value-type="float" office:value="3" calcext:value-type="float">
            <text:p>3,00</text:p>
          </table:table-cell>
          <table:table-cell/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([.$B$2]/7)" office:value-type="float" office:value="1.5" calcext:value-type="float">
            <text:p>1,50</text:p>
          </table:table-cell>
          <table:table-cell/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([.$B$2]/7)" office:value-type="float" office:value="0" calcext:value-type="float">
            <text:p>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09:00:44.465085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3-21T09:03:08.194724211</dc:date>
    <meta:editing-duration>PT58M51S</meta:editing-duration>
    <meta:editing-cycles>12</meta:editing-cycles>
    <dc:creator>ROSE </dc:cre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5</text:p>
        </chart:title>
        <chart:subtitle svg:x="5.434cm" svg:y="1.275cm" chart:style-name="ch3">
          <text:p>21/03/2019 - 28/03/2019</text:p>
        </chart:subtitle>
        <chart:legend chart:legend-position="end" svg:x="10.299cm" svg:y="3.952cm" style:legend-expansion="high" chart:style-name="ch4"/>
        <chart:plot-area chart:style-name="ch5" table:cell-range-address="2I013.A1:2I013.C9" chart:data-source-has-labels="both" svg:x="1.314cm" svg:y="2.138cm" svg:width="8.682cm" svg:height="6.682cm">
          <chartooo:coordinate-region svg:x="2.226cm" svg:y="2.337cm" svg:width="7.106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9" chart:label-cell-address="2I013.B1:2I013.B1" chart:class="chart:line">
            <chart:data-point chart:repeated="8"/>
          </chart:series>
          <chart:series chart:style-name="ch11" chart:values-cell-range-address="2I013.C2:2I013.C9" chart:label-cell-address="2I013.C1:2I013.C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10.5">
                <text:p>10.5</text:p>
                <draw:g>
                  <svg:desc>2I013.B2:2I013.B9</svg:desc>
                </draw:g>
              </table:table-cell>
              <table:table-cell office:value-type="float" office:value="10.5">
                <text:p>10.5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